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tahoma, verdana, 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.176cm" fo:margin-bottom="0.176cm" style:contextual-spacing="true" fo:line-height="100%" fo:text-align="justify" style:justify-single-word="false"/>
      <style:text-properties style:text-underline-style="none" officeooo:paragraph-rsid="0006bdea"/>
    </style:style>
    <style:style style:name="P2" style:family="paragraph" style:parent-style-name="List_20_Paragraph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06da2" officeooo:paragraph-rsid="00006da2" style:font-name-asian="Times New Roman" style:font-name-complex="Times New Roman"/>
    </style:style>
    <style:style style:name="P3" style:family="paragraph" style:parent-style-name="List_20_Paragraph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paragraph-rsid="00006da2" style:font-name-asian="Times New Roman" style:font-name-complex="Times New Roman"/>
    </style:style>
    <style:style style:name="P4" style:family="paragraph" style:parent-style-name="List_20_Paragraph">
      <style:paragraph-properties fo:margin-top="0.176cm" fo:margin-bottom="0.176cm" style:contextual-spacing="true" fo:line-height="100%" fo:text-align="justify" style:justify-single-word="false"/>
      <style:text-properties fo:font-variant="normal" fo:text-transform="none" fo:color="#3b5998" style:text-line-through-style="none" style:font-name="lucida grande" fo:font-size="9.75pt" fo:letter-spacing="normal" fo:language="es" fo:country="EC" fo:font-style="normal" style:text-underline-style="none" fo:font-weight="normal" officeooo:paragraph-rsid="0006bdea" style:text-blinking="false" style:font-name-asian="Times New Roman" style:font-name-complex="Times New Roman"/>
    </style:style>
    <style:style style:name="P5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language="es" fo:country="EC" style:text-underline-style="none" officeooo:rsid="00006da2" officeooo:paragraph-rsid="00006da2" style:font-name-asian="Times New Roman" style:font-name-complex="Times New Roman"/>
    </style:style>
    <style:style style:name="P6" style:family="paragraph" style:parent-style-name="List_20_Paragraph">
      <style:paragraph-properties fo:margin-left="1.217cm" fo:margin-right="0cm" fo:margin-top="0.176cm" fo:margin-bottom="0.176cm" style:contextual-spacing="true" fo:line-height="100%" fo:text-align="justify" style:justify-single-word="false" fo:text-indent="0cm" style:auto-text-indent="false"/>
      <style:text-properties style:text-underline-style="none" officeooo:paragraph-rsid="000a28e4"/>
    </style:style>
    <style:style style:name="P7" style:family="paragraph" style:parent-style-name="List_20_Paragraph" style:list-style-name="WWNum4">
      <style:text-properties fo:language="es" fo:country="EC" style:text-underline-style="none" officeooo:paragraph-rsid="00006da2" style:font-name-asian="Times New Roman" style:font-name-complex="Times New Roman"/>
    </style:style>
    <style:style style:name="P8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06da2" officeooo:paragraph-rsid="00006da2" style:font-name-asian="Times New Roman" style:font-name-complex="Times New Roman"/>
    </style:style>
    <style:style style:name="P9" style:family="paragraph" style:parent-style-name="List_20_Paragraph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99ec9" officeooo:paragraph-rsid="00099ec9" style:font-name-asian="Times New Roman" style:font-name-complex="Times New Roman"/>
    </style:style>
    <style:style style:name="P10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2e0f6" officeooo:paragraph-rsid="0002e0f6" style:font-name-asian="Times New Roman" style:font-name-complex="Times New Roman"/>
    </style:style>
    <style:style style:name="P11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paragraph-rsid="0002e0f6" style:font-name-asian="Times New Roman" style:font-name-complex="Times New Roman"/>
    </style:style>
    <style:style style:name="P12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4d655" officeooo:paragraph-rsid="000a28e4" style:font-name-asian="Times New Roman" style:font-name-complex="Times New Roman"/>
    </style:style>
    <style:style style:name="P13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4d655" officeooo:paragraph-rsid="00006da2" style:font-name-asian="Times New Roman" style:font-name-complex="Times New Roman"/>
    </style:style>
    <style:style style:name="P14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4d655" officeooo:paragraph-rsid="000a975c" style:font-name-asian="Times New Roman" style:font-name-complex="Times New Roman"/>
    </style:style>
    <style:style style:name="P15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fo:language="es" fo:country="EC" style:text-underline-style="none" officeooo:rsid="000a975c" officeooo:paragraph-rsid="000a975c" style:font-name-asian="Times New Roman" style:font-name-complex="Times New Roman"/>
    </style:style>
    <style:style style:name="P16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style:text-underline-style="none" officeooo:paragraph-rsid="00006da2"/>
    </style:style>
    <style:style style:name="P17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style:text-underline-style="none" officeooo:paragraph-rsid="000a28e4"/>
    </style:style>
    <style:style style:name="P18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/>
      <style:text-properties style:text-underline-style="none" officeooo:paragraph-rsid="000a975c"/>
    </style:style>
    <style:style style:name="P19" style:family="paragraph" style:parent-style-name="List_20_Paragraph" style:list-style-name="WWNum4">
      <style:paragraph-properties fo:margin-top="0.176cm" fo:margin-bottom="0.176cm" style:contextual-spacing="true" fo:line-height="100%" fo:text-align="justify" style:justify-single-word="false">
        <style:tab-stops>
          <style:tab-stop style:position="15.214cm"/>
        </style:tab-stops>
      </style:paragraph-properties>
      <style:text-properties style:text-underline-style="none" officeooo:paragraph-rsid="00099ec9"/>
    </style:style>
    <style:style style:name="P20" style:family="paragraph" style:parent-style-name="List_20_Paragraph">
      <style:paragraph-properties fo:margin-top="0.176cm" fo:margin-bottom="0.176cm" style:contextual-spacing="true" fo:line-height="100%" fo:text-align="justify" style:justify-single-word="false"/>
      <style:text-properties fo:font-variant="normal" fo:text-transform="none" fo:color="#3b5998" style:text-line-through-style="none" style:font-name="lucida grande" fo:font-size="9.75pt" fo:letter-spacing="normal" fo:language="es" fo:country="EC" fo:font-style="normal" style:text-underline-style="none" fo:font-weight="normal" officeooo:paragraph-rsid="00006da2" style:text-blinking="false" style:font-name-asian="Times New Roman" style:font-name-complex="Times New Roman"/>
    </style:style>
    <style:style style:name="P21" style:family="paragraph" style:parent-style-name="List_20_Paragraph" style:list-style-name="WWNum4">
      <style:paragraph-properties fo:margin-top="0cm" fo:margin-bottom="0cm" style:contextual-spacing="true" fo:line-height="100%" fo:text-align="justify" style:justify-single-word="false"/>
      <style:text-properties fo:language="es" fo:country="EC" style:text-underline-style="none" officeooo:rsid="00006da2" officeooo:paragraph-rsid="00006da2" style:font-name-asian="Times New Roman" style:font-name-complex="Times New Roman"/>
    </style:style>
    <style:style style:name="P22" style:family="paragraph" style:parent-style-name="List_20_Paragraph" style:list-style-name="WWNum4">
      <style:paragraph-properties fo:margin-left="0cm" fo:margin-right="0cm" fo:margin-top="0.176cm" fo:margin-bottom="0.176cm" style:contextual-spacing="true" fo:line-height="100%" fo:text-align="justify" style:justify-single-word="false" fo:text-indent="0cm" style:auto-text-indent="false"/>
      <style:text-properties fo:language="es" fo:country="EC" style:text-underline-style="none" officeooo:paragraph-rsid="0004d655" style:font-name-asian="Times New Roman" style:font-name-complex="Times New Roman"/>
    </style:style>
    <style:style style:name="P23" style:family="paragraph" style:parent-style-name="Footer">
      <style:text-properties officeooo:paragraph-rsid="000c0c26"/>
    </style:style>
    <style:style style:name="T1" style:family="text">
      <style:text-properties fo:language="es" fo:country="EC" style:font-name-asian="Times New Roman" style:font-name-complex="Times New Roman"/>
    </style:style>
    <style:style style:name="T2" style:family="text">
      <style:text-properties fo:language="es" fo:country="EC" officeooo:rsid="00006da2" style:font-name-asian="Times New Roman" style:font-name-complex="Times New Roman"/>
    </style:style>
    <style:style style:name="T3" style:family="text">
      <style:text-properties fo:language="es" fo:country="EC" officeooo:rsid="000192aa" style:font-name-asian="Times New Roman" style:font-name-complex="Times New Roman"/>
    </style:style>
    <style:style style:name="T4" style:family="text">
      <style:text-properties fo:language="es" fo:country="EC" officeooo:rsid="0002e0f6" style:font-name-asian="Times New Roman" style:font-name-complex="Times New Roman"/>
    </style:style>
    <style:style style:name="T5" style:family="text">
      <style:text-properties fo:language="es" fo:country="EC" officeooo:rsid="0004d655" style:font-name-asian="Times New Roman" style:font-name-complex="Times New Roman"/>
    </style:style>
    <style:style style:name="T6" style:family="text">
      <style:text-properties fo:language="es" fo:country="EC" officeooo:rsid="0005eeab" style:font-name-asian="Times New Roman" style:font-name-complex="Times New Roman"/>
    </style:style>
    <style:style style:name="T7" style:family="text">
      <style:text-properties fo:language="es" fo:country="EC" officeooo:rsid="0006bdea" style:font-name-asian="Times New Roman" style:font-name-complex="Times New Roman"/>
    </style:style>
    <style:style style:name="T8" style:family="text">
      <style:text-properties fo:language="es" fo:country="EC" officeooo:rsid="00088b2b" style:font-name-asian="Times New Roman" style:font-name-complex="Times New Roman"/>
    </style:style>
    <style:style style:name="T9" style:family="text">
      <style:text-properties fo:language="es" fo:country="EC" officeooo:rsid="00099ec9" style:font-name-asian="Times New Roman" style:font-name-complex="Times New Roman"/>
    </style:style>
    <style:style style:name="T10" style:family="text">
      <style:text-properties fo:language="es" fo:country="EC" officeooo:rsid="000a28e4" style:font-name-asian="Times New Roman" style:font-name-complex="Times New Roman"/>
    </style:style>
    <style:style style:name="T11" style:family="text">
      <style:text-properties fo:language="es" fo:country="EC" officeooo:rsid="000a975c" style:font-name-asian="Times New Roman" style:font-name-complex="Times New Roman"/>
    </style:style>
    <style:style style:name="T12" style:family="text">
      <style:text-properties fo:font-variant="normal" fo:text-transform="none" fo:color="#3b5998" style:text-line-through-style="none" style:font-name="lucida grande" fo:font-size="9.75pt" fo:letter-spacing="normal" fo:language="es" fo:country="EC" fo:font-style="normal" fo:font-weight="normal" style:text-blinking="false" style:font-name-asian="Times New Roman" style:font-name-complex="Times New Roman"/>
    </style:style>
    <style:style style:name="T13" style:family="text">
      <style:text-properties fo:font-variant="normal" fo:text-transform="none" fo:color="#3b5998" style:text-line-through-style="none" style:font-name="lucida grande" fo:font-size="9.75pt" fo:letter-spacing="normal" fo:language="es" fo:country="EC" fo:font-style="normal" fo:font-weight="normal" officeooo:rsid="000c0c26" style:text-blinking="false" style:font-name-asian="Times New Roman" style:font-name-complex="Times New Roman"/>
    </style:style>
    <style:style style:name="T14" style:family="text">
      <style:text-properties officeooo:rsid="000a975c"/>
    </style:style>
    <style:style style:name="T15" style:family="text">
      <style:text-properties officeooo:rsid="000c0c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294476832765838" text:style-name="WWNum4">
        <text:list-item>
          <text:p text:style-name="P8">Project's name:</text:p>
          <text:p text:style-name="P8">Solution of Master Mind applied Hill Climbing.</text:p>
          <text:p text:style-name="P8"/>
        </text:list-item>
        <text:list-item>
          <text:p text:style-name="P16"><text:span text:style-name="T2">Developers</text:span><text:span text:style-name="T1">.</text:span></text:p>
        </text:list-item>
      </text:list>
      <text:p text:style-name="P2">Juan Mite.</text:p>
      <text:p text:style-name="P2">Viviana Valencia.</text:p>
      <text:p text:style-name="P2">Sergio Suárez.</text:p>
      <text:p text:style-name="P3"/>
      <text:list xml:id="list285289724" text:continue-numbering="true" text:style-name="WWNum4">
        <text:list-item>
          <text:p text:style-name="P21">Group number:</text:p>
        </text:list-item>
      </text:list>
      <text:p text:style-name="P5">#1.</text:p>
      <text:p text:style-name="P5"/>
      <text:list xml:id="list1316607514" text:continue-numbering="true" text:style-name="WWNum4">
        <text:list-item>
          <text:p text:style-name="P8">Problem:</text:p>
          <text:p text:style-name="P8"/>
          <text:p text:style-name="P19"><text:span text:style-name="T2">Master Mind </text:span><text:span text:style-name="T8">is a two player </text:span><text:span text:style-name="T9">(code marker, code breaker)</text:span><text:span text:style-name="T8"> game of logic and deduction</text:span><text:span text:style-name="T3"> </text:span><text:span text:style-name="T8">it consist in try to reach the combination of pegs</text:span><text:span text:style-name="T2"> </text:span><text:span text:style-name="T3">(</text:span><text:span text:style-name="T9">blue</text:span><text:span text:style-name="T3">, </text:span><text:span text:style-name="T9">red</text:span><text:span text:style-name="T3">, </text:span><text:span text:style-name="T9">yellow</text:span><text:span text:style-name="T3">, </text:span><text:span text:style-name="T9">green</text:span><text:span text:style-name="T3">, </text:span><text:span text:style-name="T9">pink</text:span><text:span text:style-name="T3">, </text:span><text:span text:style-name="T9">white</text:span><text:span text:style-name="T3">)</text:span><text:span text:style-name="T2"> </text:span><text:span text:style-name="T9">proposed by the code marker through</text:span><text:span text:style-name="T3"> </text:span><text:span text:style-name="T9">feedback</text:span><text:span text:style-name="T3"> </text:span><text:span text:style-name="T9">represented for others pegs</text:span><text:span text:style-name="T3"> (</text:span><text:span text:style-name="T9">gray</text:span><text:span text:style-name="T3">, </text:span><text:span text:style-name="T9">black</text:span><text:span text:style-name="T3">), </text:span><text:span text:style-name="T9">the code breaker will have to use the feedbacks to propose</text:span><text:span text:style-name="T3"> </text:span><text:span text:style-name="T9">new combinations of pegs for each iteration until his solution matches with the code marker's peg</text:span><text:span text:style-name="T3">.</text:span></text:p>
        </text:list-item>
      </text:list>
      <text:p text:style-name="P9">The game ends when the code breaker find the combination or the intents are more than eight.</text:p>
      <text:p text:style-name="P3"/>
      <text:list xml:id="list2130008260" text:continue-numbering="true" text:style-name="WWNum4">
        <text:list-item>
          <text:p text:style-name="P17"><text:span text:style-name="T10">Objectives</text:span><text:span text:style-name="T4">:</text:span></text:p>
          <text:p text:style-name="P10"/>
        </text:list-item>
      </text:list>
      <text:p text:style-name="P6"><text:span text:style-name="T4"><text:tab/></text:span><text:span text:style-name="T10">Develop a system which will take decisions from feedbacks of each iterations and find the solution in eight or less iterations throgh the decrease</text:span><text:span text:style-name="T5"> </text:span><text:span text:style-name="T10">of the solution set this will give it a intelligent behavior avoiding the </text:span><text:span text:style-name="T5">Generate and Test.</text:span></text:p>
      <text:list xml:id="list2170253896" text:continue-numbering="true" text:style-name="WWNum4">
        <text:list-header>
          <text:p text:style-name="P10"/>
          <text:p text:style-name="P11"/>
        </text:list-header>
        <text:list-item>
          <text:p text:style-name="P17"><text:span text:style-name="T10">Methodology</text:span><text:span text:style-name="T1">: <text:s/></text:span></text:p>
          <text:p text:style-name="P12"/>
          <text:p text:style-name="P17"><text:span text:style-name="T10">We pretend to adapt the</text:span><text:span text:style-name="T5"> Hill Climbing </text:span><text:span text:style-name="T10">algorith for each iteration can decrease the solution set and navigate for it, </text:span><text:span text:style-name="T11">in each iteration the algorith will do matches between the solution set and the feedbacks from code marker.</text:span></text:p>
          <text:p text:style-name="P13"/>
        </text:list-item>
        <text:list-item>
          <text:p text:style-name="P18"><text:span text:style-name="T1">Resul</text:span><text:span text:style-name="T11">ts</text:span><text:span text:style-name="T1">: </text:span></text:p>
          <text:p text:style-name="P14"/>
          <text:p text:style-name="P18"><text:span text:style-name="T11">The algorith reach with the combination of code marker in eigh or less intents, if it do it, I can say that this algorith is good for solve this kind of problems</text:span><text:span text:style-name="T6">.</text:span></text:p>
          <text:p text:style-name="P22"/>
        </text:list-item>
        <text:list-item>
          <text:p text:style-name="P18"><text:span text:style-name="T11">Implementation</text:span><text:span text:style-name="T1">: </text:span></text:p>
          <text:p text:style-name="P15"/>
          <text:p text:style-name="P18"><text:span text:style-name="T11">To perform the algorith we will use Android and Android libraries to draw the status of solution set</text:span><text:span text:style-name="T7">, Eclipse </text:span><text:span text:style-name="T11">like</text:span><text:span text:style-name="T7"> IDE, </text:span><text:span text:style-name="T11">Java </text:span><text:span text:style-name="T7">jdk </text:span><text:span text:style-name="T11">and</text:span><text:span text:style-name="T7"> </text:span><text:span text:style-name="T11">a device with </text:span><text:span text:style-name="T7">Android </text:span><text:span text:style-name="T11">operative system</text:span><text:span text:style-name="T1">.</text:span></text:p>
        </text:list-item>
      </text:list>
      <text:p text:style-name="P20"/>
      <text:list xml:id="list1862948696" text:continue-numbering="true" text:style-name="WWNum4">
        <text:list-item>
          <text:p text:style-name="P7">Referenc<text:span text:style-name="T14">es</text:span>:</text:p>
        </text:list-item>
      </text:list>
      <text:p text:style-name="P1"><text:span text:style-name="T13">1 </text:span><text:a xlink:type="simple" xlink:href="http://www.cs.bris.ac.uk/Publications/Papers/2000067.pdf"><text:span text:style-name="T12">http://www.cs.bris.ac.uk/Publications/Papers/2000067.pdf</text:span></text:a></text:p>
      <text:p text:style-name="P4"/>
      <text:p text:style-name="P1"><text:span text:style-name="T13">2 </text:span><text:a xlink:type="simple" xlink:href="http://www.cs.bris.ac.uk/Publications/pub_master.jsp?id=2000067"><text:span text:style-name="T12">http://www.cs.bris.ac.uk/Publications/pub_master.jsp?id=2000067</text:span></text:a></text:p>
      <text:p text:style-name="P4"/>
      <text:p text:style-name="P1"><text:span text:style-name="T13">3 </text:span><text:a xlink:type="simple" xlink:href="http://biblioteca.universia.net/html_bura/ficha/params/title/heuristic-hill-climbing-algorithm-for-mastermind/id/42136970.html" office:target-frame-name="_blank" xlink:show="new"><text:span text:style-name="T12">http://biblioteca.universia.net/html_bura/ficha/params/title/heuristic-hill-climbing-algorithm</text:span></text:a><text:soft-page-break/><text:a xlink:type="simple" xlink:href="http://biblioteca.universia.net/html_bura/ficha/params/title/heuristic-hill-climbing-algorithm-for-mastermind/id/42136970.html" office:target-frame-name="_blank" xlink:show="new"><text:span text:style-name="T12">-for-mastermind/id/42136970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tahoma, verdana, 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0c26"/>
    </style:style>
    <style:style style:name="MT1" style:family="text">
      <style:text-properties officeooo:rsid="000c0c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telligence Artificial – group 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3-12-19T15:28:14</meta:creation-date>
    <dc:date>2013-12-19T21:08:00</dc:date>
    <dc:creator>Juan </dc:creator>
    <meta:editing-duration>PT8M44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2" meta:paragraph-count="34" meta:word-count="287" meta:character-count="1816" meta:non-whitespace-character-count="1571"/>
  </office:meta>
</office:document-meta>
</file>